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2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3.8629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">
            <text:p>NO</text:p>
          </table:table-cell>
          <table:table-cell office:value-type="string" table:number-columns-spanned="1" table:number-rows-spanned="2" table:style-name="ce3">
            <text:p>Kelas</text:p>
          </table:table-cell>
          <table:table-cell office:value-type="string" table:number-columns-spanned="1" table:number-rows-spanned="2" table:style-name="ce3">
            <text:p>Nama Costumer</text:p>
          </table:table-cell>
          <table:table-cell office:value-type="string" table:number-columns-spanned="2" table:number-rows-spanned="1" table:style-name="ce6">
            <text:p>Tanggal</text:p>
          </table:table-cell>
          <table:covered-table-cell/>
          <table:table-cell office:value-type="string" table:number-columns-spanned="1" table:number-rows-spanned="2" table:style-name="ce3">
            <text:p>Lama inap</text:p>
          </table:table-cell>
          <table:table-cell office:value-type="string" table:number-columns-spanned="2" table:number-rows-spanned="1" table:style-name="ce6">
            <text:p>Biaya</text:p>
          </table:table-cell>
          <table:covered-table-cell/>
          <table:table-cell office:value-type="string" table:number-columns-spanned="1" table:number-rows-spanned="2" table:style-name="ce3">
            <text:p>Total Pembayaran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heck In</text:p>
          </table:table-cell>
          <table:table-cell office:value-type="string" table:style-name="ce4">
            <text:p>Check Out</text:p>
          </table:table-cell>
          <table:covered-table-cell/>
          <table:table-cell office:value-type="string" table:style-name="ce4">
            <text:p>Inap</text:p>
          </table:table-cell>
          <table:table-cell office:value-type="string" table:style-name="ce4">
            <text:p>Layanan Kamar</text:p>
          </table:table-cell>
          <table:covered-table-cell/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VIP</text:p>
          </table:table-cell>
          <table:table-cell office:value-type="string" table:style-name="ce4">
            <text:p>Bani Sholih</text:p>
          </table:table-cell>
          <table:table-cell office:value-type="date" office:date-value="2017-01-11T00:00:00" table:style-name="ce8">
            <text:p>11-Jan-17</text:p>
          </table:table-cell>
          <table:table-cell office:value-type="date" office:date-value="2017-01-18T00:00:00" table:style-name="ce8">
            <text:p>18-Jan-17</text:p>
          </table:table-cell>
          <table:table-cell office:value-type="float" office:value="7" table:formula="of:=[.E5]-[.D5]" table:style-name="ce4">
            <text:p>7</text:p>
          </table:table-cell>
          <table:table-cell office:value-type="float" office:value="3500000" table:formula="of:=VLOOKUP([.B5];[.$C$18:.$D$21];2;FALSE)" table:style-name="ce4">
            <text:p>3500000</text:p>
          </table:table-cell>
          <table:table-cell office:value-type="float" office:value="750000" table:formula="of:=VLOOKUP([.B5];[.$C$18:.$E$21];3;FALSE)" table:style-name="ce1">
            <text:p>750000</text:p>
          </table:table-cell>
          <table:table-cell office:value-type="float" office:value="29750000" table:formula="of:=([.G5]+[.H5])*[.F5]" table:style-name="ce1">
            <text:p>29750000</text:p>
          </table:table-cell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VVIP</text:p>
          </table:table-cell>
          <table:table-cell office:value-type="string" table:style-name="ce4">
            <text:p>Farizan Adlan</text:p>
          </table:table-cell>
          <table:table-cell office:value-type="date" office:date-value="2017-01-12T00:00:00" table:style-name="ce8">
            <text:p>12-Jan-17</text:p>
          </table:table-cell>
          <table:table-cell office:value-type="date" office:date-value="2017-01-14T00:00:00" table:style-name="ce8">
            <text:p>14-Jan-17</text:p>
          </table:table-cell>
          <table:table-cell office:value-type="float" office:value="2" table:formula="of:=[.E6]-[.D6]" table:style-name="ce4">
            <text:p>2</text:p>
          </table:table-cell>
          <table:table-cell office:value-type="float" office:value="3500000" table:formula="of:=VLOOKUP([.B6];[.$C$18:.$D$21];2;FALSE)" table:style-name="ce4">
            <text:p>3500000</text:p>
          </table:table-cell>
          <table:table-cell office:value-type="float" office:value="750000" table:formula="of:=VLOOKUP([.B6];[.$C$18:.$E$21];3;FALSE)" table:style-name="ce1">
            <text:p>750000</text:p>
          </table:table-cell>
          <table:table-cell office:value-type="float" office:value="8500000" table:formula="of:=([.G6]+[.H6])*[.F6]" table:style-name="ce1">
            <text:p>8500000</text:p>
          </table:table-cell>
          <table:table-cell table:number-columns-repeated="1637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Reguler</text:p>
          </table:table-cell>
          <table:table-cell office:value-type="string" table:style-name="ce4">
            <text:p>Fikri Naufal</text:p>
          </table:table-cell>
          <table:table-cell office:value-type="date" office:date-value="2017-01-13T00:00:00" table:style-name="ce8">
            <text:p>13-Jan-17</text:p>
          </table:table-cell>
          <table:table-cell office:value-type="date" office:date-value="2017-01-16T00:00:00" table:style-name="ce8">
            <text:p>16-Jan-17</text:p>
          </table:table-cell>
          <table:table-cell office:value-type="float" office:value="3" table:formula="of:=[.E7]-[.D7]" table:style-name="ce4">
            <text:p>3</text:p>
          </table:table-cell>
          <table:table-cell office:value-type="float" office:value="750000" table:formula="of:=VLOOKUP([.B7];[.$C$18:.$D$21];2;FALSE)" table:style-name="ce4">
            <text:p>750000</text:p>
          </table:table-cell>
          <table:table-cell office:value-type="float" office:value="100000" table:formula="of:=VLOOKUP([.B7];[.$C$18:.$E$21];3;FALSE)" table:style-name="ce1">
            <text:p>100000</text:p>
          </table:table-cell>
          <table:table-cell office:value-type="float" office:value="2550000" table:formula="of:=([.G7]+[.H7])*[.F7]" table:style-name="ce1">
            <text:p>2550000</text:p>
          </table:table-cell>
          <table:table-cell table:number-columns-repeated="16375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Reguler</text:p>
          </table:table-cell>
          <table:table-cell office:value-type="string" table:style-name="ce4">
            <text:p>Anggi Saputra</text:p>
          </table:table-cell>
          <table:table-cell office:value-type="date" office:date-value="2017-01-14T00:00:00" table:style-name="ce8">
            <text:p>14-Jan-17</text:p>
          </table:table-cell>
          <table:table-cell office:value-type="date" office:date-value="2017-01-20T00:00:00" table:style-name="ce8">
            <text:p>20-Jan-17</text:p>
          </table:table-cell>
          <table:table-cell office:value-type="float" office:value="6" table:formula="of:=[.E8]-[.D8]" table:style-name="ce4">
            <text:p>6</text:p>
          </table:table-cell>
          <table:table-cell office:value-type="float" office:value="750000" table:formula="of:=VLOOKUP([.B8];[.$C$18:.$D$21];2;FALSE)" table:style-name="ce4">
            <text:p>750000</text:p>
          </table:table-cell>
          <table:table-cell office:value-type="float" office:value="100000" table:formula="of:=VLOOKUP([.B8];[.$C$18:.$E$21];3;FALSE)" table:style-name="ce1">
            <text:p>100000</text:p>
          </table:table-cell>
          <table:table-cell office:value-type="float" office:value="5100000" table:formula="of:=([.G8]+[.H8])*[.F8]" table:style-name="ce1">
            <text:p>5100000</text:p>
          </table:table-cell>
          <table:table-cell table:number-columns-repeated="16375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VIP</text:p>
          </table:table-cell>
          <table:table-cell office:value-type="string" table:style-name="ce4">
            <text:p>Amelia Trihapsari</text:p>
          </table:table-cell>
          <table:table-cell office:value-type="date" office:date-value="2017-01-15T00:00:00" table:style-name="ce8">
            <text:p>15-Jan-17</text:p>
          </table:table-cell>
          <table:table-cell office:value-type="date" office:date-value="2017-01-16T00:00:00" table:style-name="ce8">
            <text:p>16-Jan-17</text:p>
          </table:table-cell>
          <table:table-cell office:value-type="float" office:value="1" table:formula="of:=[.E9]-[.D9]" table:style-name="ce4">
            <text:p>1</text:p>
          </table:table-cell>
          <table:table-cell office:value-type="float" office:value="2500000" table:formula="of:=VLOOKUP([.B9];[.$C$18:.$D$21];2;FALSE)" table:style-name="ce4">
            <text:p>2500000</text:p>
          </table:table-cell>
          <table:table-cell office:value-type="float" office:value="500000" table:formula="of:=VLOOKUP([.B9];[.$C$18:.$E$21];3;FALSE)" table:style-name="ce1">
            <text:p>500000</text:p>
          </table:table-cell>
          <table:table-cell office:value-type="float" office:value="3000000" table:formula="of:=([.G9]+[.H9])*[.F9]" table:style-name="ce1">
            <text:p>3000000</text:p>
          </table:table-cell>
          <table:table-cell table:number-columns-repeated="16375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Bisnis</text:p>
          </table:table-cell>
          <table:table-cell office:value-type="string" table:style-name="ce4">
            <text:p><text:s/>Aulia Syifa</text:p>
          </table:table-cell>
          <table:table-cell office:value-type="date" office:date-value="2017-01-16T00:00:00" table:style-name="ce8">
            <text:p>16-Jan-17</text:p>
          </table:table-cell>
          <table:table-cell office:value-type="date" office:date-value="2017-01-18T00:00:00" table:style-name="ce8">
            <text:p>18-Jan-17</text:p>
          </table:table-cell>
          <table:table-cell office:value-type="float" office:value="2" table:formula="of:=[.E10]-[.D10]" table:style-name="ce4">
            <text:p>2</text:p>
          </table:table-cell>
          <table:table-cell office:value-type="float" office:value="1500000" table:formula="of:=VLOOKUP([.B10];[.$C$18:.$D$21];2;FALSE)" table:style-name="ce4">
            <text:p>1500000</text:p>
          </table:table-cell>
          <table:table-cell office:value-type="float" office:value="250000" table:formula="of:=VLOOKUP([.B10];[.$C$18:.$E$21];3;FALSE)" table:style-name="ce1">
            <text:p>250000</text:p>
          </table:table-cell>
          <table:table-cell office:value-type="float" office:value="3500000" table:formula="of:=([.G10]+[.H10])*[.F10]" table:style-name="ce1">
            <text:p>3500000</text:p>
          </table:table-cell>
          <table:table-cell table:number-columns-repeated="16375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VIP</text:p>
          </table:table-cell>
          <table:table-cell office:value-type="string" table:style-name="ce4">
            <text:p>Aldie Yhoga Pratama</text:p>
          </table:table-cell>
          <table:table-cell office:value-type="date" office:date-value="2017-01-17T00:00:00" table:style-name="ce8">
            <text:p>17-Jan-17</text:p>
          </table:table-cell>
          <table:table-cell office:value-type="date" office:date-value="2017-01-19T00:00:00" table:style-name="ce8">
            <text:p>19-Jan-17</text:p>
          </table:table-cell>
          <table:table-cell office:value-type="float" office:value="2" table:formula="of:=[.E11]-[.D11]" table:style-name="ce4">
            <text:p>2</text:p>
          </table:table-cell>
          <table:table-cell office:value-type="float" office:value="2500000" table:formula="of:=VLOOKUP([.B11];[.$C$18:.$D$21];2;FALSE)" table:style-name="ce4">
            <text:p>2500000</text:p>
          </table:table-cell>
          <table:table-cell office:value-type="float" office:value="500000" table:formula="of:=VLOOKUP([.B11];[.$C$18:.$E$21];3;FALSE)" table:style-name="ce1">
            <text:p>500000</text:p>
          </table:table-cell>
          <table:table-cell office:value-type="float" office:value="6000000" table:formula="of:=([.G11]+[.H11])*[.F11]" table:style-name="ce1">
            <text:p>6000000</text:p>
          </table:table-cell>
          <table:table-cell table:number-columns-repeated="16375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VIP</text:p>
          </table:table-cell>
          <table:table-cell office:value-type="string" table:style-name="ce4">
            <text:p>Faisal Mahfuz</text:p>
          </table:table-cell>
          <table:table-cell office:value-type="date" office:date-value="2017-01-18T00:00:00" table:style-name="ce8">
            <text:p>18-Jan-17</text:p>
          </table:table-cell>
          <table:table-cell office:value-type="date" office:date-value="2017-01-25T00:00:00" table:style-name="ce8">
            <text:p>25-Jan-17</text:p>
          </table:table-cell>
          <table:table-cell office:value-type="float" office:value="7" table:formula="of:=[.E12]-[.D12]" table:style-name="ce4">
            <text:p>7</text:p>
          </table:table-cell>
          <table:table-cell office:value-type="float" office:value="2500000" table:formula="of:=VLOOKUP([.B12];[.$C$18:.$D$21];2;FALSE)" table:style-name="ce4">
            <text:p>2500000</text:p>
          </table:table-cell>
          <table:table-cell office:value-type="float" office:value="500000" table:formula="of:=VLOOKUP([.B12];[.$C$18:.$E$21];3;FALSE)" table:style-name="ce1">
            <text:p>500000</text:p>
          </table:table-cell>
          <table:table-cell office:value-type="float" office:value="21000000" table:formula="of:=([.G12]+[.H12])*[.F12]" table:style-name="ce1">
            <text:p>21000000</text:p>
          </table:table-cell>
          <table:table-cell table:number-columns-repeated="16375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Reguler</text:p>
          </table:table-cell>
          <table:table-cell office:value-type="string" table:style-name="ce4">
            <text:p>Dani Arafah</text:p>
          </table:table-cell>
          <table:table-cell office:value-type="date" office:date-value="2017-01-19T00:00:00" table:style-name="ce8">
            <text:p>19-Jan-17</text:p>
          </table:table-cell>
          <table:table-cell office:value-type="date" office:date-value="2017-01-20T00:00:00" table:style-name="ce8">
            <text:p>20-Jan-17</text:p>
          </table:table-cell>
          <table:table-cell office:value-type="float" office:value="1" table:formula="of:=[.E13]-[.D13]" table:style-name="ce4">
            <text:p>1</text:p>
          </table:table-cell>
          <table:table-cell office:value-type="float" office:value="750000" table:formula="of:=VLOOKUP([.B13];[.$C$18:.$D$21];2;FALSE)" table:style-name="ce4">
            <text:p>750000</text:p>
          </table:table-cell>
          <table:table-cell office:value-type="float" office:value="100000" table:formula="of:=VLOOKUP([.B13];[.$C$18:.$E$21];3;FALSE)" table:style-name="ce1">
            <text:p>100000</text:p>
          </table:table-cell>
          <table:table-cell office:value-type="float" office:value="850000" table:formula="of:=([.G13]+[.H13])*[.F13]" table:style-name="ce1">
            <text:p>850000</text:p>
          </table:table-cell>
          <table:table-cell table:number-columns-repeated="16375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Bisnis</text:p>
          </table:table-cell>
          <table:table-cell office:value-type="string" table:style-name="ce4">
            <text:p>Dicky Dwisetya A.</text:p>
          </table:table-cell>
          <table:table-cell office:value-type="date" office:date-value="2017-01-20T00:00:00" table:style-name="ce8">
            <text:p>20-Jan-17</text:p>
          </table:table-cell>
          <table:table-cell office:value-type="date" office:date-value="2017-01-26T00:00:00" table:style-name="ce8">
            <text:p>26-Jan-17</text:p>
          </table:table-cell>
          <table:table-cell office:value-type="float" office:value="6" table:formula="of:=[.E14]-[.D14]" table:style-name="ce4">
            <text:p>6</text:p>
          </table:table-cell>
          <table:table-cell office:value-type="float" office:value="1500000" table:formula="of:=VLOOKUP([.B14];[.$C$18:.$D$21];2;FALSE)" table:style-name="ce4">
            <text:p>1500000</text:p>
          </table:table-cell>
          <table:table-cell office:value-type="float" office:value="250000" table:formula="of:=VLOOKUP([.B14];[.$C$18:.$E$21];3;FALSE)" table:style-name="ce1">
            <text:p>250000</text:p>
          </table:table-cell>
          <table:table-cell office:value-type="float" office:value="10500000" table:formula="of:=([.G14]+[.H14])*[.F14]" table:style-name="ce1">
            <text:p>1050000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3">
            <text:p>Biaya Perhari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table:number-columns-repeated="2" table:style-name="ce5"/>
          <table:table-cell office:value-type="string" table:style-name="ce2">
            <text:p>Kelas kamar</text:p>
          </table:table-cell>
          <table:table-cell office:value-type="string" table:style-name="ce2">
            <text:p>Inap</text:p>
          </table:table-cell>
          <table:table-cell office:value-type="string" table:style-name="ce2">
            <text:p>Layana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">
            <text:p>VVIP</text:p>
          </table:table-cell>
          <table:table-cell office:value-type="float" office:value="3500000" table:style-name="ce2">
            <text:p>3500000</text:p>
          </table:table-cell>
          <table:table-cell office:value-type="float" office:value="750000" table:style-name="ce2">
            <text:p>7500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">
            <text:p>VIP</text:p>
          </table:table-cell>
          <table:table-cell office:value-type="float" office:value="2500000" table:style-name="ce2">
            <text:p>2500000</text:p>
          </table:table-cell>
          <table:table-cell office:value-type="float" office:value="500000" table:style-name="ce2">
            <text:p>5000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">
            <text:p>Bisnis</text:p>
          </table:table-cell>
          <table:table-cell office:value-type="float" office:value="1500000" table:style-name="ce2">
            <text:p>1500000</text:p>
          </table:table-cell>
          <table:table-cell office:value-type="float" office:value="250000" table:style-name="ce2">
            <text:p>2500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">
            <text:p>Reguler</text:p>
          </table:table-cell>
          <table:table-cell office:value-type="float" office:value="750000" table:style-name="ce2">
            <text:p>750000</text:p>
          </table:table-cell>
          <table:table-cell office:value-type="float" office:value="100000" table:style-name="ce2">
            <text:p>1000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7">
            <text:p>Total Pembayaran Keseluruhan :</text:p>
          </table:table-cell>
          <table:covered-table-cell table:number-columns-repeated="2"/>
          <table:table-cell office:value-type="float" office:value="90750000" table:formula="of:=SUM([.I5:.I14])" table:style-name="ce5">
            <text:p>9075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">
            <text:p>Total Pembayaran Terendah :</text:p>
          </table:table-cell>
          <table:covered-table-cell table:number-columns-repeated="2"/>
          <table:table-cell office:value-type="float" office:value="850000" table:formula="of:=MIN([.I5:.I14])" table:style-name="ce5">
            <text:p>85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">
            <text:p>Total Pembayaran Tertinggi :</text:p>
          </table:table-cell>
          <table:covered-table-cell table:number-columns-repeated="2"/>
          <table:table-cell office:value-type="float" office:value="29750000" table:formula="of:=MAX([.I5:.I14])" table:style-name="ce5">
            <text:p>2975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10">
            <text:p>Jumlah Kelas VVIP :</text:p>
          </table:table-cell>
          <table:covered-table-cell table:number-columns-repeated="2"/>
          <table:table-cell office:value-type="float" office:value="2" table:formula="of:=COUNTIF([.B5:.B14];&quot;VVIP&quot;)" table:style-name="ce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10">
            <text:p>Jumlah Kelas VIP :</text:p>
          </table:table-cell>
          <table:covered-table-cell table:number-columns-repeated="2"/>
          <table:table-cell office:value-type="float" office:value="3" table:formula="of:=COUNTIF([.B5:.B14];&quot;VIP&quot;)" table:style-name="ce5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10">
            <text:p>Jumlah Kelas Bisnis :</text:p>
          </table:table-cell>
          <table:covered-table-cell table:number-columns-repeated="2"/>
          <table:table-cell office:value-type="float" office:value="2" table:formula="of:=COUNTIF([.B5:.B14];&quot;Bisnis&quot;)" table:style-name="ce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10">
            <text:p>Jumlah Kelas Reguler :</text:p>
          </table:table-cell>
          <table:covered-table-cell table:number-columns-repeated="2"/>
          <table:table-cell office:value-type="float" office:value="3" table:formula="of:=COUNTIF([.B5:.B14];&quot;Reguler&quot;)" table:style-name="ce5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spanned="3" table:number-rows-spanned="1" table:style-name="ce9"/>
          <table:covered-table-cell table:number-columns-repeated="2"/>
          <table:table-cell table:number-columns-repeated="16381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ris_Dzulfiqar</meta:initial-creator>
    <dc:creator>faris dzulfiqar</dc:creator>
    <meta:creation-date>2016-12-07T19:37:33Z</meta:creation-date>
    <dc:date>2016-12-07T22:35:35Z</dc:date>
    <meta:editing-cycles>1</meta:editing-cycles>
    <meta:editing-duration>PT626S</meta:editing-duration>
  </office:meta>
</office:document-meta>
</file>